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  <style:style style:name="ce2" style:family="table-cell" style:parent-style-name="Default"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3" table:number-columns-repeated="1024" table:default-cell-style-name="ce2"/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number-columns-repeated="21" table:style-name="Default" office:value-type="float" office:value="0">
            <text:p>0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9" table:style-name="ce1" office:value-type="float" office:value="0">
            <text:p>0</text:p>
          </table:table-cell>
          <table:table-cell table:number-columns-repeated="15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5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1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.11.2011</text:date>, <text:time>20:0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dc:date>2011-11-01T20:06:32</dc:date>
    <dc:creator>Severin Schols</dc:creator>
    <meta:editing-duration>PT16M35S</meta:editing-duration>
    <meta:editing-cycles>2</meta:editing-cycles>
    <meta:document-statistic meta:table-count="3" meta:cell-count="1055" meta:object-count="0"/>
  </office:meta>
</office:document-meta>
</file>